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Taulukko1.J26" table:end-x="29.65pt" table:end-y="5.19pt" draw:z-index="0" draw:style-name="gr1" svg:width="335.4pt" svg:height="312.07pt" svg:x="15.56pt" svg:y="1.47pt">
              <draw:object draw:notify-on-update-of-ranges="Taulukko1.A4:Taulukko1.A15 Taulukko1.B3:Taulukko1.B3 Taulukko1.B4:Taulukko1.B15 Taulukko1.C3:Taulukko1.C3 Taulukko1.C4:Taulukk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Kuukausi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tammikuu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lmikuu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aliskuu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uhtikuu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attaa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esäkuu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inäkuu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okuu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yyskuu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kakuu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raskuu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oulukuu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7.8823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1:56.988361000</dc:date>
    <meta:editing-duration>PT1H31M43S</meta:editing-duration>
    <meta:editing-cycles>20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Taulukko1.A4:Taulukko1.C15 Taulukko1.B3:Taulukko1.C3" chart:data-source-has-labels="both" svg:x="1.246cm" svg:y="0.218cm" svg:width="9.002cm" svg:height="9.521cm">
          <chartooo:coordinate-region svg:x="1.811cm" svg:y="0.218cm" svg:width="8.437cm" svg:height="7.688cm"/>
          <chart:axis chart:dimension="x" chart:name="primary-x" chart:style-name="ch4" chartooo:axis-type="text">
            <chart:title svg:x="5.036cm" svg:y="9.957cm" chart:style-name="ch5">
              <text:p>Kuukausi</text:p>
            </chart:title>
            <chart:categories table:cell-range-address="Taulukko1.A4:Taulukko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Taulukko1.B4:Taulukko1.B15" chart:label-cell-address="Taulukko1.B3:Taulukko1.B3" chart:class="chart:bar">
            <chart:data-point chart:repeated="12"/>
          </chart:series>
          <chart:series chart:style-name="ch10" chart:values-cell-range-address="Taulukko1.C4:Taulukko1.C15" chart:label-cell-address="Taulukko1.C3:Taulukk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Taulukko1.B3:Taulukko1.B3</svg:desc>
                </draw:g>
              </table:table-cell>
              <table:table-cell office:value-type="string">
                <text:p>2018</text:p>
                <draw:g>
                  <svg:desc>Taulukko1.C3:Taulukk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mmikuu </text:p>
                <draw:g>
                  <svg:desc>Taulukko1.A4:Taulukko1.A15</svg:desc>
                </draw:g>
              </table:table-cell>
              <table:table-cell office:value-type="float" office:value="20">
                <text:p>20</text:p>
                <draw:g>
                  <svg:desc>Taulukko1.B4:Taulukko1.B15</svg:desc>
                </draw:g>
              </table:table-cell>
              <table:table-cell office:value-type="float" office:value="24">
                <text:p>24</text:p>
                <draw:g>
                  <svg:desc>Taulukko1.C4:Taulukko1.C15</svg:desc>
                </draw:g>
              </table:table-cell>
            </table:table-row>
            <table:table-row>
              <table:table-cell office:value-type="string">
                <text:p>helmikuu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liskuu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huhtikuu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attaa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kesäkuu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heinäkuu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lokuu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yyskuu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okakuu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rraskuu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joulukuu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